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千分位" style:data-style-name="N143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office:string-value="village" calcext:value-type="string">
            <text:p><text:s/>village 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office:string-value="莊敬里" calcext:value-type="string">
            <text:p><text:s/>莊敬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榮里" calcext:value-type="string">
            <text:p><text:s/>東榮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三民里" calcext:value-type="string">
            <text:p><text:s/>三民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益里" calcext:value-type="string">
            <text:p><text:s/>新益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富錦里" calcext:value-type="string">
            <text:p><text:s/>富錦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東里" calcext:value-type="string">
            <text:p><text:s/>新東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富泰里" calcext:value-type="string">
            <text:p><text:s/>富泰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介壽里" calcext:value-type="string">
            <text:p><text:s/>介壽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精忠里" calcext:value-type="string">
            <text:p><text:s/>精忠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光里" calcext:value-type="string">
            <text:p><text:s/>東光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田里" calcext:value-type="string">
            <text:p><text:s/>龍田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昌里" calcext:value-type="string">
            <text:p><text:s/>東昌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勢里" calcext:value-type="string">
            <text:p><text:s/>東勢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華里" calcext:value-type="string">
            <text:p><text:s/>中華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民有里" calcext:value-type="string">
            <text:p><text:s/>民有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民福里" calcext:value-type="string">
            <text:p><text:s/>民福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慈祐里" calcext:value-type="string">
            <text:p><text:s/>慈祐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安平里" calcext:value-type="string">
            <text:p><text:s/>安平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鵬程里" calcext:value-type="string">
            <text:p><text:s/>鵬程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自強里" calcext:value-type="string">
            <text:p><text:s/>自強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吉祥里" calcext:value-type="string">
            <text:p><text:s/>吉祥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聚里" calcext:value-type="string">
            <text:p><text:s/>新聚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復盛里" calcext:value-type="string">
            <text:p><text:s/>復盛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正里" calcext:value-type="string">
            <text:p><text:s/>中正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崙里" calcext:value-type="string">
            <text:p><text:s/>中崙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美仁里" calcext:value-type="string">
            <text:p><text:s/>美仁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吉仁里" calcext:value-type="string">
            <text:p><text:s/>吉仁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敦化里" calcext:value-type="string">
            <text:p><text:s/>敦化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復源里" calcext:value-type="string">
            <text:p><text:s/>復源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復建里" calcext:value-type="string">
            <text:p><text:s/>復建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復勢里" calcext:value-type="string">
            <text:p><text:s/>復勢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福成里" calcext:value-type="string">
            <text:p><text:s/>福成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松基里" calcext:value-type="string">
            <text:p><text:s/>松基里 </text:p>
          </table:table-cell>
          <table:table-cell office:value-type="string" calcext:value-type="string">
            <text:p>松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村里" calcext:value-type="string">
            <text:p><text:s/>西村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正和里" calcext:value-type="string">
            <text:p><text:s/>正和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興隆里" calcext:value-type="string">
            <text:p><text:s/>興隆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興里" calcext:value-type="string">
            <text:p><text:s/>中興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仁里" calcext:value-type="string">
            <text:p><text:s/>新仁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興雅里" calcext:value-type="string">
            <text:p><text:s/>興雅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敦厚里" calcext:value-type="string">
            <text:p><text:s/>敦厚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廣居里" calcext:value-type="string">
            <text:p><text:s/>廣居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安康里" calcext:value-type="string">
            <text:p><text:s/>安康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六藝里" calcext:value-type="string">
            <text:p><text:s/>六藝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雅祥里" calcext:value-type="string">
            <text:p><text:s/>雅祥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五常里" calcext:value-type="string">
            <text:p><text:s/>五常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五全里" calcext:value-type="string">
            <text:p><text:s/>五全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吉里" calcext:value-type="string">
            <text:p><text:s/>永吉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長春里" calcext:value-type="string">
            <text:p><text:s/>長春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四育里" calcext:value-type="string">
            <text:p><text:s/>四育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四維里" calcext:value-type="string">
            <text:p><text:s/>四維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春里" calcext:value-type="string">
            <text:p><text:s/>永春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富台里" calcext:value-type="string">
            <text:p><text:s/>富台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國業里" calcext:value-type="string">
            <text:p><text:s/>國業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松隆里" calcext:value-type="string">
            <text:p><text:s/>松隆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松友里" calcext:value-type="string">
            <text:p><text:s/>松友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松光里" calcext:value-type="string">
            <text:p><text:s/>松光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坡里" calcext:value-type="string">
            <text:p><text:s/>中坡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行里" calcext:value-type="string">
            <text:p><text:s/>中行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道里" calcext:value-type="string">
            <text:p><text:s/>大道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仁里" calcext:value-type="string">
            <text:p><text:s/>大仁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景新里" calcext:value-type="string">
            <text:p><text:s/>景新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惠安里" calcext:value-type="string">
            <text:p><text:s/>惠安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三張里" calcext:value-type="string">
            <text:p><text:s/>三張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三犁里" calcext:value-type="string">
            <text:p><text:s/>三犁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六合里" calcext:value-type="string">
            <text:p><text:s/>六合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泰和里" calcext:value-type="string">
            <text:p><text:s/>泰和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景聯里" calcext:value-type="string">
            <text:p><text:s/>景聯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景勤里" calcext:value-type="string">
            <text:p><text:s/>景勤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雙和里" calcext:value-type="string">
            <text:p><text:s/>雙和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嘉興里" calcext:value-type="string">
            <text:p><text:s/>嘉興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順里" calcext:value-type="string">
            <text:p><text:s/>黎順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平里" calcext:value-type="string">
            <text:p><text:s/>黎平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忠里" calcext:value-type="string">
            <text:p><text:s/>黎忠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安里" calcext:value-type="string">
            <text:p><text:s/>黎安里 </text:p>
          </table:table-cell>
          <table:table-cell office:value-type="string" calcext:value-type="string">
            <text:p>信義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德安里" calcext:value-type="string">
            <text:p><text:s/>德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仁慈里" calcext:value-type="string">
            <text:p><text:s/>仁慈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和安里" calcext:value-type="string">
            <text:p><text:s/>和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民炤里" calcext:value-type="string">
            <text:p><text:s/>民炤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仁愛里" calcext:value-type="string">
            <text:p><text:s/>仁愛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義村里" calcext:value-type="string">
            <text:p><text:s/>義村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民輝里" calcext:value-type="string">
            <text:p><text:s/>民輝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昌隆里" calcext:value-type="string">
            <text:p><text:s/>昌隆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誠安里" calcext:value-type="string">
            <text:p><text:s/>誠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光武里" calcext:value-type="string">
            <text:p><text:s/>光武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坡里" calcext:value-type="string">
            <text:p><text:s/>龍坡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泉里" calcext:value-type="string">
            <text:p><text:s/>龍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古風里" calcext:value-type="string">
            <text:p><text:s/>古風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古莊里" calcext:value-type="string">
            <text:p><text:s/>古莊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安里" calcext:value-type="string">
            <text:p><text:s/>龍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錦安里" calcext:value-type="string">
            <text:p><text:s/>錦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福住里" calcext:value-type="string">
            <text:p><text:s/>福住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康里" calcext:value-type="string">
            <text:p><text:s/>永康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光明里" calcext:value-type="string">
            <text:p><text:s/>光明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錦泰里" calcext:value-type="string">
            <text:p><text:s/>錦泰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錦華里" calcext:value-type="string">
            <text:p><text:s/>錦華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圖里" calcext:value-type="string">
            <text:p><text:s/>龍圖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龍里" calcext:value-type="string">
            <text:p><text:s/>新龍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陣里" calcext:value-type="string">
            <text:p><text:s/>龍陣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雲里" calcext:value-type="string">
            <text:p><text:s/>龍雲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生里" calcext:value-type="string">
            <text:p><text:s/>龍生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住安里" calcext:value-type="string">
            <text:p><text:s/>住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義安里" calcext:value-type="string">
            <text:p><text:s/>義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通化里" calcext:value-type="string">
            <text:p><text:s/>通化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通安里" calcext:value-type="string">
            <text:p><text:s/>通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臨江里" calcext:value-type="string">
            <text:p><text:s/>臨江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法治里" calcext:value-type="string">
            <text:p><text:s/>法治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全安里" calcext:value-type="string">
            <text:p><text:s/>全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群賢里" calcext:value-type="string">
            <text:p><text:s/>群賢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群英里" calcext:value-type="string">
            <text:p><text:s/>群英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虎嘯里" calcext:value-type="string">
            <text:p><text:s/>虎嘯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臥龍里" calcext:value-type="string">
            <text:p><text:s/>臥龍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淵里" calcext:value-type="string">
            <text:p><text:s/>龍淵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龍門里" calcext:value-type="string">
            <text:p><text:s/>龍門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學里" calcext:value-type="string">
            <text:p><text:s/>大學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芳和里" calcext:value-type="string">
            <text:p><text:s/>芳和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元里" calcext:value-type="string">
            <text:p><text:s/>黎元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孝里" calcext:value-type="string">
            <text:p><text:s/>黎孝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黎和里" calcext:value-type="string">
            <text:p><text:s/>黎和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安里" calcext:value-type="string">
            <text:p><text:s/>建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倫里" calcext:value-type="string">
            <text:p><text:s/>建倫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敦安里" calcext:value-type="string">
            <text:p><text:s/>敦安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正聲里" calcext:value-type="string">
            <text:p><text:s/>正聲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敦煌里" calcext:value-type="string">
            <text:p><text:s/>敦煌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華聲里" calcext:value-type="string">
            <text:p><text:s/>華聲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車層里" calcext:value-type="string">
            <text:p><text:s/>車層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光信里" calcext:value-type="string">
            <text:p><text:s/>光信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學府里" calcext:value-type="string">
            <text:p><text:s/>學府里 </text:p>
          </table:table-cell>
          <table:table-cell office:value-type="string" calcext:value-type="string">
            <text:p>大安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正守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正義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正得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民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康樂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中山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聚盛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集英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聚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恆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晴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圓山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劍潭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大直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成功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永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大佳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喜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庄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福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松江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生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中庄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行政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行仁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行孝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下埤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江寧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江山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中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中原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亞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中央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朱馥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龍洲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朱園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埤頭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朱崙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力行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復華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金泰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北安里</text:p>
          </table:table-cell>
          <table:table-cell office:value-type="string" calcext:value-type="string">
            <text:p>中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水源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富水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文盛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林興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河堤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頂東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網溪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板溪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螢圃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螢雪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永功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永昌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龍興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忠勤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廈安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愛國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南門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龍光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南福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龍福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營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建國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光復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黎明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梅花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幸福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幸市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東門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文北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文祥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三愛里</text:p>
          </table:table-cell>
          <table:table-cell office:value-type="string" calcext:value-type="string">
            <text:p>中正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玉泉里" calcext:value-type="string">
            <text:p><text:s/>玉泉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明里" calcext:value-type="string">
            <text:p><text:s/>建明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功里" calcext:value-type="string">
            <text:p><text:s/>建功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泰里" calcext:value-type="string">
            <text:p><text:s/>建泰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樂里" calcext:value-type="string">
            <text:p><text:s/>永樂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朝陽里" calcext:value-type="string">
            <text:p><text:s/>朝陽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星明里" calcext:value-type="string">
            <text:p><text:s/>星明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光能里" calcext:value-type="string">
            <text:p><text:s/>光能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有里" calcext:value-type="string">
            <text:p><text:s/>大有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延平里" calcext:value-type="string">
            <text:p><text:s/>延平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雙連里" calcext:value-type="string">
            <text:p><text:s/>雙連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南芳里" calcext:value-type="string">
            <text:p><text:s/>南芳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民權里" calcext:value-type="string">
            <text:p><text:s/>民權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景星里" calcext:value-type="string">
            <text:p><text:s/>景星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隆和里" calcext:value-type="string">
            <text:p><text:s/>隆和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蓬萊里" calcext:value-type="string">
            <text:p><text:s/>蓬萊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國順里" calcext:value-type="string">
            <text:p><text:s/>國順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國慶里" calcext:value-type="string">
            <text:p><text:s/>國慶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揚雅里" calcext:value-type="string">
            <text:p><text:s/>揚雅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斯文里" calcext:value-type="string">
            <text:p><text:s/>斯文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鄰江里" calcext:value-type="string">
            <text:p><text:s/>鄰江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至聖里" calcext:value-type="string">
            <text:p><text:s/>至聖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老師里" calcext:value-type="string">
            <text:p><text:s/>老師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重慶里" calcext:value-type="string">
            <text:p><text:s/>重慶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保安里" calcext:value-type="string">
            <text:p><text:s/>保安里 </text:p>
          </table:table-cell>
          <table:table-cell office:value-type="string" calcext:value-type="string">
            <text:p>大同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福星里" calcext:value-type="string">
            <text:p><text:s/>福星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萬壽里" calcext:value-type="string">
            <text:p><text:s/>萬壽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門里" calcext:value-type="string">
            <text:p><text:s/>西門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起里" calcext:value-type="string">
            <text:p><text:s/>新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菜園里" calcext:value-type="string">
            <text:p><text:s/>菜園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青山里" calcext:value-type="string">
            <text:p><text:s/>青山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富民里" calcext:value-type="string">
            <text:p><text:s/>富民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福音里" calcext:value-type="string">
            <text:p><text:s/>福音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仁德里" calcext:value-type="string">
            <text:p><text:s/>仁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富福里" calcext:value-type="string">
            <text:p><text:s/>富福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頂碩里" calcext:value-type="string">
            <text:p><text:s/>頂碩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雙園里" calcext:value-type="string">
            <text:p><text:s/>雙園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忠里" calcext:value-type="string">
            <text:p><text:s/>新忠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和里" calcext:value-type="string">
            <text:p><text:s/>新和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2">
          <table:table-cell office:value-type="string" office:string-value="糖?里" calcext:value-type="string">
            <text:p><text:s/>糖?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和平里" calcext:value-type="string">
            <text:p><text:s/>和平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綠堤里" calcext:value-type="string">
            <text:p><text:s/>綠堤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華江里" calcext:value-type="string">
            <text:p><text:s/>華江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柳鄉里" calcext:value-type="string">
            <text:p><text:s/>柳鄉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日善里" calcext:value-type="string">
            <text:p><text:s/>日善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安里" calcext:value-type="string">
            <text:p><text:s/>新安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忠德里" calcext:value-type="string">
            <text:p><text:s/>忠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孝德里" calcext:value-type="string">
            <text:p><text:s/>孝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和德里" calcext:value-type="string">
            <text:p><text:s/>和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錦德里" calcext:value-type="string">
            <text:p><text:s/>錦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全德里" calcext:value-type="string">
            <text:p><text:s/>全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保德里" calcext:value-type="string">
            <text:p><text:s/>保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銘德里" calcext:value-type="string">
            <text:p><text:s/>銘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榮德里" calcext:value-type="string">
            <text:p><text:s/>榮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壽德里" calcext:value-type="string">
            <text:p><text:s/>壽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興德里" calcext:value-type="string">
            <text:p><text:s/>興德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華中里" calcext:value-type="string">
            <text:p><text:s/>華中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日祥里" calcext:value-type="string">
            <text:p><text:s/>日祥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忠貞里" calcext:value-type="string">
            <text:p><text:s/>忠貞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凌霄里" calcext:value-type="string">
            <text:p><text:s/>凌霄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騰雲里" calcext:value-type="string">
            <text:p><text:s/>騰雲里 </text:p>
          </table:table-cell>
          <table:table-cell office:value-type="string" calcext:value-type="string">
            <text:p>萬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行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東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美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慶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仁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景華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有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祥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隆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年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和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盛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豐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光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家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得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業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安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福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旺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泰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昌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試院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華興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明義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明興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木柵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木新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順興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樟林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樟新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樟腳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芳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博嘉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興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指南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老泉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忠順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萬美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政大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樟文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興邦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樟樹里</text:p>
          </table:table-cell>
          <table:table-cell office:value-type="string" calcext:value-type="string">
            <text:p>文山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南港里" calcext:value-type="string">
            <text:p><text:s/>南港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南里" calcext:value-type="string">
            <text:p><text:s/>中南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富里" calcext:value-type="string">
            <text:p><text:s/>新富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三重里" calcext:value-type="string">
            <text:p><text:s/>三重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新里" calcext:value-type="string">
            <text:p><text:s/>東新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新光里" calcext:value-type="string">
            <text:p><text:s/>新光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明里" calcext:value-type="string">
            <text:p><text:s/>東明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新里" calcext:value-type="string">
            <text:p><text:s/>西新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玉成里" calcext:value-type="string">
            <text:p><text:s/>玉成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合成里" calcext:value-type="string">
            <text:p><text:s/>合成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成福里" calcext:value-type="string">
            <text:p><text:s/>成福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萬福里" calcext:value-type="string">
            <text:p><text:s/>萬福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鴻福里" calcext:value-type="string">
            <text:p><text:s/>鴻福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百福里" calcext:value-type="string">
            <text:p><text:s/>百福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聯成里" calcext:value-type="string">
            <text:p><text:s/>聯成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舊莊里" calcext:value-type="string">
            <text:p><text:s/>舊莊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研里" calcext:value-type="string">
            <text:p><text:s/>中研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九如里" calcext:value-type="string">
            <text:p><text:s/>九如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仁福里" calcext:value-type="string">
            <text:p><text:s/>仁福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重陽里" calcext:value-type="string">
            <text:p><text:s/>重陽里 </text:p>
          </table:table-cell>
          <table:table-cell office:value-type="string" calcext:value-type="string">
            <text:p>南港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湖里" calcext:value-type="string">
            <text:p><text:s/>西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康里" calcext:value-type="string">
            <text:p><text:s/>西康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西安里" calcext:value-type="string">
            <text:p><text:s/>西安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港墘里" calcext:value-type="string">
            <text:p><text:s/>港墘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港都里" calcext:value-type="string">
            <text:p><text:s/>港都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港富里" calcext:value-type="string">
            <text:p><text:s/>港富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港華里" calcext:value-type="string">
            <text:p><text:s/>港華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內湖里" calcext:value-type="string">
            <text:p><text:s/>內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湖濱里" calcext:value-type="string">
            <text:p><text:s/>湖濱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紫星里" calcext:value-type="string">
            <text:p><text:s/>紫星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湖里" calcext:value-type="string">
            <text:p><text:s/>大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金龍里" calcext:value-type="string">
            <text:p><text:s/>金龍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金瑞里" calcext:value-type="string">
            <text:p><text:s/>金瑞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碧山里" calcext:value-type="string">
            <text:p><text:s/>碧山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紫雲里" calcext:value-type="string">
            <text:p><text:s/>紫雲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清白里" calcext:value-type="string">
            <text:p><text:s/>清白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葫洲里" calcext:value-type="string">
            <text:p><text:s/>葫洲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紫陽里" calcext:value-type="string">
            <text:p><text:s/>紫陽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瑞陽里" calcext:value-type="string">
            <text:p><text:s/>瑞陽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瑞光里" calcext:value-type="string">
            <text:p><text:s/>瑞光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五分里" calcext:value-type="string">
            <text:p><text:s/>五分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湖里" calcext:value-type="string">
            <text:p><text:s/>東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樂康里" calcext:value-type="string">
            <text:p><text:s/>樂康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內溝里" calcext:value-type="string">
            <text:p><text:s/>內溝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週美里" calcext:value-type="string">
            <text:p><text:s/>週美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行善里" calcext:value-type="string">
            <text:p><text:s/>行善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石潭里" calcext:value-type="string">
            <text:p><text:s/>石潭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湖興里" calcext:value-type="string">
            <text:p><text:s/>湖興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湖元里" calcext:value-type="string">
            <text:p><text:s/>湖元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安湖里" calcext:value-type="string">
            <text:p><text:s/>安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秀湖里" calcext:value-type="string">
            <text:p><text:s/>秀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安泰里" calcext:value-type="string">
            <text:p><text:s/>安泰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金湖里" calcext:value-type="string">
            <text:p><text:s/>金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康寧里" calcext:value-type="string">
            <text:p><text:s/>康寧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明湖里" calcext:value-type="string">
            <text:p><text:s/>明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蘆洲里" calcext:value-type="string">
            <text:p><text:s/>蘆洲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麗山里" calcext:value-type="string">
            <text:p><text:s/>麗山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寶湖里" calcext:value-type="string">
            <text:p><text:s/>寶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南湖里" calcext:value-type="string">
            <text:p><text:s/>南湖里 </text:p>
          </table:table-cell>
          <table:table-cell office:value-type="string" calcext:value-type="string">
            <text:p>內湖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仁勇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義信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林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德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志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舊佳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佳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後港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中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前港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百齡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承德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華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明勝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順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富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葫蘆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葫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社子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社新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社園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永倫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福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富洲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岩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名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德行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德華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聖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忠誠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芝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東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三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蘭雅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蘭興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福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祿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壽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和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天母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永福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公館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新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陽明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菁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平等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溪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翠山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table:style-name="Default" office:value-type="string" calcext:value-type="string">
            <text:p>臨溪里</text:p>
          </table:table-cell>
          <table:table-cell office:value-type="string" calcext:value-type="string">
            <text:p>士林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建民里" calcext:value-type="string">
            <text:p><text:s/>建民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文林里" calcext:value-type="string">
            <text:p><text:s/>文林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石牌里" calcext:value-type="string">
            <text:p><text:s/>石牌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福興里" calcext:value-type="string">
            <text:p><text:s/>福興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榮光里" calcext:value-type="string">
            <text:p><text:s/>榮光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榮華里" calcext:value-type="string">
            <text:p><text:s/>榮華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裕民里" calcext:value-type="string">
            <text:p><text:s/>裕民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振華里" calcext:value-type="string">
            <text:p><text:s/>振華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和里" calcext:value-type="string">
            <text:p><text:s/>永和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欣里" calcext:value-type="string">
            <text:p><text:s/>永欣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永明里" calcext:value-type="string">
            <text:p><text:s/>永明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東華里" calcext:value-type="string">
            <text:p><text:s/>東華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吉利里" calcext:value-type="string">
            <text:p><text:s/>吉利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吉慶里" calcext:value-type="string">
            <text:p><text:s/>吉慶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尊賢里" calcext:value-type="string">
            <text:p><text:s/>尊賢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立賢里" calcext:value-type="string">
            <text:p><text:s/>立賢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立農里" calcext:value-type="string">
            <text:p><text:s/>立農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八仙里" calcext:value-type="string">
            <text:p><text:s/>八仙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洲美里" calcext:value-type="string">
            <text:p><text:s/>洲美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奇岩里" calcext:value-type="string">
            <text:p><text:s/>奇岩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清江里" calcext:value-type="string">
            <text:p><text:s/>清江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央里" calcext:value-type="string">
            <text:p><text:s/>中央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長安里" calcext:value-type="string">
            <text:p><text:s/>長安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同里" calcext:value-type="string">
            <text:p><text:s/>大同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溫泉里" calcext:value-type="string">
            <text:p><text:s/>溫泉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林泉里" calcext:value-type="string">
            <text:p><text:s/>林泉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心里" calcext:value-type="string">
            <text:p><text:s/>中心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庸里" calcext:value-type="string">
            <text:p><text:s/>中庸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開明里" calcext:value-type="string">
            <text:p><text:s/>開明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中和里" calcext:value-type="string">
            <text:p><text:s/>中和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智仁里" calcext:value-type="string">
            <text:p><text:s/>智仁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秀山里" calcext:value-type="string">
            <text:p><text:s/>秀山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文化里" calcext:value-type="string">
            <text:p><text:s/>文化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豐年里" calcext:value-type="string">
            <text:p><text:s/>豐年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稻香里" calcext:value-type="string">
            <text:p><text:s/>稻香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桃源里" calcext:value-type="string">
            <text:p><text:s/>桃源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一德里" calcext:value-type="string">
            <text:p><text:s/>一德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關渡里" calcext:value-type="string">
            <text:p><text:s/>關渡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泉源里" calcext:value-type="string">
            <text:p><text:s/>泉源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湖山里" calcext:value-type="string">
            <text:p><text:s/>湖山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大屯里" calcext:value-type="string">
            <text:p><text:s/>大屯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office:string-value="湖田里" calcext:value-type="string">
            <text:p><text:s/>湖田里 </text:p>
          </table:table-cell>
          <table:table-cell office:value-type="string" calcext:value-type="string">
            <text:p>北投區</text:p>
          </table:table-cell>
          <table:table-cell office:value-type="string" calcext:value-type="string">
            <text:p>T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loext:min-decimal-places="0" number:min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7">
      <number:text> </number:text>
      <number:number number:decimal-places="2" loext:min-decimal-places="2" number:min-integer-digits="1" number:grouping="true"/>
      <number:text> </number:text>
    </number:number-style>
    <number:number-style style:name="N138">
      <number:text>-</number:text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0" loext:min-decimal-places="0" number:min-integer-digits="2"/>
      <number:text> </number:text>
    </number:number-style>
    <number:number-style style:name="N141">
      <number:text> </number:text>
      <number:number number:decimal-places="0" loext:min-decimal-places="0" number:min-integer-digits="1"/>
      <number:text> </number:text>
    </number:number-style>
    <number:number-style style:name="N142">
      <number:text>-</number:text>
      <number:number number:decimal-places="0" loext:min-decimal-places="0" number:min-integer-digits="1"/>
      <number:text> </number:text>
    </number:number-style>
    <number:number-style style:name="N143P0" style:volatile="true">
      <number:text> </number:text>
      <number:number number:decimal-places="0" loext:min-decimal-places="0" number:min-integer-digits="1"/>
      <number:text> </number:text>
    </number:number-style>
    <number:number-style style:name="N143P1" style:volatile="true">
      <number:text>-</number:text>
      <number:number number:decimal-places="0" loext:min-decimal-places="0" number:min-integer-digits="1"/>
      <number:text> </number:text>
    </number:number-style>
    <number:number-style style:name="N143P2" style:volatile="true">
      <number:text>-</number:text>
      <number:number number:decimal-places="0" loext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千分位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00/00/00</text:date>, <text:time style:data-style-name="N2" text:time-value="23:43:54.15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5T13:24:10.241000000</meta:creation-date>
    <dc:date>2021-12-25T23:44:10.306000000</dc:date>
    <meta:editing-duration>PT8M12S</meta:editing-duration>
    <meta:editing-cycles>5</meta:editing-cycles>
    <meta:generator>LibreOffice/6.4.1.2$Windows_X86_64 LibreOffice_project/4d224e95b98b138af42a64d84056446d09082932</meta:generator>
    <meta:document-statistic meta:table-count="1" meta:cell-count="1371" meta:object-count="0"/>
  </office:meta>
</office:document-meta>
</file>